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5478" officeooo:paragraph-rsid="000f5478"/>
    </style:style>
    <style:style style:name="P2" style:family="paragraph" style:parent-style-name="Standard">
      <style:text-properties fo:color="#ff3333" officeooo:rsid="000f5478" officeooo:paragraph-rsid="000f547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5478" officeooo:paragraph-rsid="000f5478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officeooo:rsid="000f5478" officeooo:paragraph-rsid="00120adf"/>
    </style:style>
    <style:style style:name="P5" style:family="paragraph" style:parent-style-name="Standard">
      <style:text-properties fo:color="#000000" fo:font-style="italic" officeooo:rsid="00120adf" officeooo:paragraph-rsid="00120adf" style:font-style-asian="italic" style:font-style-complex="italic"/>
    </style:style>
    <style:style style:name="P6" style:family="paragraph" style:parent-style-name="Standard">
      <style:text-properties fo:color="#000000" fo:font-style="italic" officeooo:rsid="0013d7a1" officeooo:paragraph-rsid="0013d7a1" style:font-style-asian="italic" style:font-style-complex="italic"/>
    </style:style>
    <style:style style:name="P7" style:family="paragraph" style:parent-style-name="Standard">
      <style:text-properties fo:color="#000000" fo:font-style="normal" officeooo:rsid="000f5478" officeooo:paragraph-rsid="00120adf" style:font-style-asian="normal" style:font-style-complex="normal"/>
    </style:style>
    <style:style style:name="P8" style:family="paragraph" style:parent-style-name="Standard">
      <style:text-properties fo:color="#000000" fo:font-style="normal" officeooo:rsid="000f5478" officeooo:paragraph-rsid="0013d7a1" style:font-style-asian="normal" style:font-style-complex="normal"/>
    </style:style>
    <style:style style:name="P9" style:family="paragraph" style:parent-style-name="Standard">
      <style:text-properties fo:color="#000000" fo:font-style="normal" officeooo:rsid="0013d7a1" officeooo:paragraph-rsid="0013d7a1" style:font-style-asian="normal" style:font-style-complex="normal"/>
    </style:style>
    <style:style style:name="P10" style:family="paragraph" style:parent-style-name="Standard">
      <style:text-properties fo:color="#ff0000" fo:font-style="italic" officeooo:rsid="00120adf" officeooo:paragraph-rsid="00120adf" style:font-style-asian="italic" style:font-style-complex="italic"/>
    </style:style>
    <style:style style:name="P11" style:family="paragraph" style:parent-style-name="Standard">
      <style:text-properties fo:color="#ff0000" fo:font-style="italic" officeooo:rsid="0013d7a1" officeooo:paragraph-rsid="0013d7a1" style:font-style-asian="italic" style:font-style-complex="italic"/>
    </style:style>
    <style:style style:name="P12" style:family="paragraph" style:parent-style-name="Standard">
      <style:text-properties fo:color="#ff0000" fo:font-style="normal" officeooo:rsid="00120adf" officeooo:paragraph-rsid="00120adf" style:font-style-asian="normal" style:font-style-complex="normal"/>
    </style:style>
    <style:style style:name="P13" style:family="paragraph" style:parent-style-name="Standard">
      <style:text-properties fo:color="#ff0000" fo:font-style="normal" officeooo:rsid="0013d7a1" officeooo:paragraph-rsid="0013d7a1" style:font-style-asian="normal" style:font-style-complex="normal"/>
    </style:style>
    <style:style style:name="P14" style:family="paragraph" style:parent-style-name="Standard">
      <style:text-properties fo:color="#00cc00" fo:font-style="normal" officeooo:rsid="0013d7a1" officeooo:paragraph-rsid="0013d7a1" style:font-style-asian="normal" style:font-style-complex="normal"/>
    </style:style>
    <style:style style:name="P15" style:family="paragraph" style:parent-style-name="Standard">
      <style:paragraph-properties fo:break-before="page"/>
      <style:text-properties fo:color="#000000" fo:font-style="normal" officeooo:rsid="0013d7a1" officeooo:paragraph-rsid="0013d7a1" style:font-style-asian="normal" style:font-style-complex="normal"/>
    </style:style>
    <style:style style:name="T1" style:family="text">
      <style:text-properties officeooo:rsid="00120adf"/>
    </style:style>
    <style:style style:name="T2" style:family="text">
      <style:text-properties officeooo:rsid="0013d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RF Cluster, octave submission test</text:p>
      <text:p text:style-name="P1"/>
      <text:p text:style-name="P1"/>
      <text:p text:style-name="P1">&gt; make_oar_octave easy_test</text:p>
      <text:p text:style-name="P1"/>
      <text:p text:style-name="P2">Usage: make_oar_octave &lt;data set name&gt; &lt;#-of volumes&gt; [&lt;#-of subvolume&gt;]</text:p>
      <text:p text:style-name="P2"><text:s text:c="7"/>default setting: Asking for OAR nodes with &gt;= 8GB memory</text:p>
      <text:p text:style-name="P2"/>
      <text:p text:style-name="P2">The name of the data set must correspond to your octave file:</text:p>
      <text:p text:style-name="P2"><text:s text:c="2"/>--&gt; Checking for &lt;data set name&gt;.m is done!</text:p>
      <text:p text:style-name="P2"/>
      <text:p text:style-name="P2">Example: make_oar_octave ht_28680_2new_ 1503</text:p>
      <text:p text:style-name="P2"><text:s text:c="9"/>The data files 28680_2new_0000.edf to 28680_2new_1503.edf </text:p>
      <text:p text:style-name="P2"><text:s text:c="9"/>will be analysed by one process.</text:p>
      <text:p text:style-name="P2"/>
      <text:p text:style-name="P2">Example: make_oar_octave ht_28680_2new_ 1503 51</text:p>
      <text:p text:style-name="P2"><text:s text:c="9"/>The data files 28680_2new_0000.edf to 28680_2new_1503.edf </text:p>
      <text:p text:style-name="P2"><text:s text:c="9"/>will be analysed in parallel by packets of 51 data files.</text:p>
      <text:p text:style-name="P2"/>
      <text:p text:style-name="P4">&gt; make_oar_octave easy_test <text:span text:style-name="T1">0 0</text:span></text:p>
      <text:p text:style-name="P4"/>
      <text:p text:style-name="P10">does not finish, have to close Ctrl-C but created oar and params files</text:p>
      <text:p text:style-name="P5"/>
      <text:p text:style-name="P7">&gt; <text:span text:style-name="T1">oarsub -S ./easy_test.oar</text:span></text:p>
      <text:p text:style-name="P7"/>
      <text:p text:style-name="P12">[ADMISSION RULE] Automatically redirect in the besteffort queue</text:p>
      <text:p text:style-name="P12">[ADMISSION RULE] Automatically add the besteffort constraint on the resources</text:p>
      <text:p text:style-name="P12">[ADMISSION RULE] Modify resource description with type constraints</text:p>
      <text:p text:style-name="P12">[ADMISSION RULE] Automatically allow all cluster</text:p>
      <text:p text:style-name="P12">Admission Rule ERROR : [ADMISSION RULE] Error: you cannot have more than 5000 submitted jobs at the same time.</text:p>
      <text:p text:style-name="P7"/>
      <text:p text:style-name="P8">&gt; make_oar_octave easy_test <text:span text:style-name="T2">1 1</text:span></text:p>
      <text:p text:style-name="P8"/>
      <text:p text:style-name="P14">Works</text:p>
      <text:p text:style-name="P6"/>
      <text:p text:style-name="P9">&gt; oarsub -S ./easy_test.oar</text:p>
      <text:p text:style-name="P6"/>
      <text:p text:style-name="P11">sends to cluster, execute but creates stdout stderr files</text:p>
      <text:p text:style-name="P6"/>
      <text:p text:style-name="P15">&gt; more OAR.easy_test.992127.stderr</text:p>
      <text:p text:style-name="P9"/>
      <text:p text:style-name="P13">warning: function /usr/share/octave/packages/strings-1.1.0/base64encode.m shadows a core library function</text:p>
      <text:p text:style-name="P13">warning: function /usr/share/octave/packages/strings-1.1.0/base64decode.m shadows a core library function</text:p>
      <text:p text:style-name="P13">warning: dx does not seem to be present some functionalities will be disabled</text:p>
      <text:p text:style-name="P13">warning: your version of GraphicsMagick limits images to 8 bits per pixel</text:p>
      <text:p text:style-name="P13">error: invalid use of script /mntdirect/_users/goubet/Documents/Test/SIMPLE_M/easy_test.m in index expression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16:58.198838731</meta:creation-date>
    <dc:date>2017-05-05T16:40:42.000145158</dc:date>
    <meta:editing-duration>P2DT8H42M5S</meta:editing-duration>
    <meta:editing-cycles>2</meta:editing-cycles>
    <meta:generator>LibreOffice/5.2.6.2$Linux_X86_64 LibreOffice_project/20$Build-2</meta:generator>
    <meta:document-statistic meta:table-count="0" meta:image-count="0" meta:object-count="0" meta:page-count="2" meta:paragraph-count="30" meta:word-count="231" meta:character-count="1751" meta:non-whitespace-character-count="1504"/>
  </office:meta>
</office:document-meta>
</file>